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TimesNewRomanPS-BoldMT" svg:font-family="TimesNewRomanPS-BoldMT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2pt" style:text-underline-style="solid" style:text-underline-width="auto" style:text-underline-color="font-color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P2" style:family="paragraph" style:parent-style-name="Standard">
      <style:text-properties style:font-name="Calibri" fo:font-size="11pt" style:font-name-asian="TimesNewRomanPSMT" style:font-size-asian="11pt" style:font-name-complex="TimesNewRomanPSMT" style:font-size-complex="11pt"/>
    </style:style>
    <style:style style:name="P3" style:family="paragraph" style:parent-style-name="Standard">
      <style:text-properties style:font-name="Calibri" fo:font-size="11pt" fo:language="ru" fo:country="RU" style:font-name-asian="TimesNewRomanPSMT" style:font-size-asian="11pt" style:font-name-complex="TimesNewRomanPSMT" style:font-size-complex="11pt"/>
    </style:style>
    <style:style style:name="P4" style:family="paragraph" style:parent-style-name="Standard">
      <style:text-properties style:font-name="Calibri" fo:font-size="11pt" fo:language="ru" fo:country="RU" fo:font-weight="bold" style:font-name-asian="TimesNewRomanPSMT" style:font-size-asian="11pt" style:font-weight-asian="bold" style:font-name-complex="TimesNewRomanPSMT" style:font-size-complex="11pt" style:font-weight-complex="bold"/>
    </style:style>
    <style:style style:name="P5" style:family="paragraph" style:parent-style-name="Standard">
      <style:text-properties style:font-name="Calibri" fo:font-size="11pt" fo:language="ru" fo:country="RU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6" style:family="paragraph" style:parent-style-name="Standard" style:list-style-name="L1">
      <style:text-properties style:font-name="Calibri" fo:font-size="11pt" style:text-underline-style="solid" style:text-underline-width="auto" style:text-underline-color="font-color" fo:font-weight="bold" style:font-name-asian="TimesNewRomanPSMT" style:font-size-asian="11pt" style:font-weight-asian="bold" style:font-name-complex="TimesNewRomanPSMT" style:font-size-complex="11pt" style:font-weight-complex="bold"/>
    </style:style>
    <style:style style:name="P7" style:family="paragraph" style:parent-style-name="Standard" style:list-style-name="L1">
      <style:text-properties style:font-name="Calibri" fo:font-size="11pt" style:font-name-asian="TimesNewRomanPSMT" style:font-size-asian="11pt" style:font-name-complex="TimesNewRomanPSMT" style:font-size-complex="11pt"/>
    </style:style>
    <style:style style:name="P8" style:family="paragraph" style:parent-style-name="Standard" style:list-style-name="L2">
      <style:text-properties style:font-name="Calibri" fo:font-size="11pt" fo:language="ru" fo:country="RU" style:font-name-asian="TimesNewRomanPSMT" style:font-size-asian="11pt" style:font-name-complex="TimesNewRomanPSMT" style:font-size-complex="11pt"/>
    </style:style>
    <style:style style:name="P9" style:family="paragraph" style:parent-style-name="Standard" style:list-style-name="L3">
      <style:text-properties style:font-name="Calibri" fo:font-size="11pt" fo:language="ru" fo:country="RU" style:font-name-asian="TimesNewRomanPSMT" style:font-size-asian="11pt" style:font-name-complex="TimesNewRomanPSMT" style:font-size-complex="11pt"/>
    </style:style>
    <style:style style:name="P10" style:family="paragraph" style:parent-style-name="Standard">
      <style:text-properties style:font-name="Calibri" fo:font-size="11pt" fo:language="ru" fo:country="RU" fo:font-weight="normal" style:font-name-asian="TimesNewRomanPSMT" style:font-size-asian="11pt" style:font-weight-asian="normal" style:font-name-complex="Times New Roman" style:font-size-complex="11pt" style:font-weight-complex="normal"/>
    </style:style>
    <style:style style:name="P11" style:family="paragraph" style:parent-style-name="Standard">
      <style:text-properties style:font-name="Calibri" fo:font-size="11pt" fo:language="ru" fo:country="RU" fo:font-weight="bold" style:font-name-asian="TimesNewRomanPSMT" style:font-size-asian="11pt" style:font-weight-asian="bold" style:font-name-complex="TimesNewRomanPSMT" style:font-size-complex="11pt" style:font-weight-complex="bold"/>
    </style:style>
    <style:style style:name="P12" style:family="paragraph" style:parent-style-name="Standard">
      <style:text-properties style:font-name="Calibri" fo:font-size="11pt" fo:language="ru" fo:country="RU" style:text-underline-style="solid" style:text-underline-width="auto" style:text-underline-color="font-color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13" style:family="paragraph" style:parent-style-name="Standard" style:list-style-name="L3"/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11pt" fo:language="ru" fo:country="RU" style:font-name-asian="TimesNewRomanPSMT" style:font-size-asian="11pt" style:font-name-complex="TimesNewRomanPSMT" style:font-size-complex="11pt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color="#303030" style:font-name-asian="Times New Roman" style:font-name-complex="Times New Roman"/>
    </style:style>
    <style:style style:name="T5" style:family="text">
      <style:text-properties fo:color="#303030" style:text-position="sub 58%" style:font-name-asian="Times New Roman" style:font-name-complex="Times New Roman"/>
    </style:style>
    <style:style style:name="T6" style:family="text">
      <style:text-properties style:font-name-complex="Times New Roman"/>
    </style:style>
    <style:style style:name="T7" style:family="text">
      <style:text-properties style:text-underline-style="none"/>
    </style:style>
    <style:style style:name="T8" style:family="tex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Стили_20_стрелок_20_1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Стили_20_стрелок_20_1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3cm" draw:marker-start-center="false" draw:marker-end="Стили_20_стрелок_20_1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cm" svg:stroke-color="#000000" draw:marker-start="" draw:marker-start-width="0.3cm" draw:marker-start-center="false" draw:marker-end="Стили_20_стрелок_20_3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7" style:family="graphic">
      <style:graphic-properties draw:stroke="none" svg:stroke-width="0cm" svg:stroke-color="#000000" draw:marker-start="" draw:marker-start-width="0.3cm" draw:marker-start-center="false" draw:marker-end="Стили_20_стрелок_20_1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ИЛЕТ №16</text:p>
      <text:list xml:id="list36360533" text:style-name="L1">
        <text:list-item>
          <text:p text:style-name="P6">Проведя необходимые измерения, определите сопротивление проводника.</text:p>
        </text:list-item>
        <text:list-item>
          <text:p text:style-name="P7">Задача на уравнение теплового баланса с расчетом КПД.</text:p>
        </text:list-item>
      </text:list>
      <text:p text:style-name="P2"/>
      <text:p text:style-name="P4">Лабораторная работа «Определение сопротивления проводника»</text:p>
      <text:p text:style-name="P12">Сопротивление<text:span text:style-name="T7"> (</text:span><text:span text:style-name="T7"><draw:frame draw:style-name="fr2" draw:name="Объект8" text:anchor-type="as-char" svg:width="2.422cm" svg:height="0.482cm" draw:z-index="7"><draw:object xlink:href="./Object 8" xlink:type="simple" xlink:show="embed" xlink:actuate="onLoad"/><draw:image xlink:href="./ObjectReplacements/Object 8" xlink:type="simple" xlink:show="embed" xlink:actuate="onLoad"/>
     </draw:frame></text:span><text:span text:style-name="T7">) — </text:span><text:span text:style-name="T3">физическая величина, характеризующая свойства проводника препятствовать прохождению электрического тока.</text:span></text:p>
      <text:p text:style-name="P12"><text:span text:style-name="T7"/></text:p>
      <text:p text:style-name="P12">Цель:<text:span text:style-name="T3"> определить сопротивление проводника.</text:span></text:p>
      <text:p text:style-name="P12"><draw:g text:anchor-type="paragraph" draw:z-index="8" draw:style-name="gr1"><draw:line draw:style-name="gr2" draw:text-style-name="P14" svg:x1="11.46cm" svg:y1="1.508cm" svg:x2="13.46cm" svg:y2="1.508cm">
      <text:p/>
     </draw:line><draw:line draw:style-name="gr3" draw:text-style-name="P14" svg:x1="13.46cm" svg:y1="1.257cm" svg:x2="13.46cm" svg:y2="1.757cm">
      <text:p/>
     </draw:line><draw:line draw:style-name="gr4" draw:text-style-name="P14" svg:x1="13.71cm" svg:y1="1.008cm" svg:x2="13.71cm" svg:y2="2.008cm">
      <text:p/>
     </draw:line><draw:line draw:style-name="gr5" draw:text-style-name="P14" svg:x1="13.71cm" svg:y1="1.508cm" svg:x2="14.96cm" svg:y2="1.508cm">
      <text:p/>
     </draw:line><draw:custom-shape draw:style-name="gr6" draw:text-style-name="P14" svg:width="1.001cm" svg:height="1.001cm" svg:x="16.461cm" svg:y="2.508cm">
      <text:p/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</draw:custom-shape><draw:line draw:style-name="gr7" draw:text-style-name="P14" svg:x1="11.46cm" svg:y1="1.508cm" svg:x2="11.46cm" svg:y2="5.508cm">
      <text:p/>
     </draw:line><draw:frame draw:style-name="gr8" draw:text-style-name="P16" svg:width="0.929cm" svg:height="0.983cm" svg:x="16.535cm" svg:y="2.508cm">
      <draw:text-box>
       <text:p text:style-name="P15"><text:span text:style-name="T8">А</text:span></text:p>
      </draw:text-box>
     </draw:frame><draw:frame draw:style-name="gr9" draw:text-style-name="P17" svg:width="0.752cm" svg:height="0.74cm" svg:x="13.561cm" svg:y="0.908cm">
      <draw:text-box>
       <text:p text:style-name="P15"><text:span text:style-name="T9">+</text:span></text:p>
      </draw:text-box>
     </draw:frame><draw:frame draw:style-name="gr10" draw:text-style-name="P17" svg:width="0.646cm" svg:height="0.74cm" svg:x="12.861cm" svg:y="0.91cm">
      <draw:text-box>
       <text:p text:style-name="P15"><text:span text:style-name="T9">-</text:span></text:p>
      </draw:text-box>
     </draw:frame><draw:line draw:style-name="gr11" draw:text-style-name="P14" svg:x1="15.96cm" svg:y1="1.508cm" svg:x2="16.96cm" svg:y2="1.508cm">
      <text:p/>
     </draw:line><draw:line draw:style-name="gr12" draw:text-style-name="P14" svg:x1="14.96cm" svg:y1="1.508cm" svg:x2="15.96cm" svg:y2="1.008cm">
      <text:p/>
     </draw:line><draw:line draw:style-name="gr13" draw:text-style-name="P14" svg:x1="16.96cm" svg:y1="1.508cm" svg:x2="16.96cm" svg:y2="2.508cm">
      <text:p/>
     </draw:line><draw:line draw:style-name="gr14" draw:text-style-name="P14" svg:x1="16.96cm" svg:y1="3.508cm" svg:x2="16.96cm" svg:y2="4.508cm">
      <text:p/>
     </draw:line><draw:line draw:style-name="gr15" draw:text-style-name="P14" svg:x1="15.96cm" svg:y1="4.507cm" svg:x2="16.96cm" svg:y2="4.507cm">
      <text:p/>
     </draw:line><draw:line draw:style-name="gr16" draw:text-style-name="P14" svg:x1="15.96cm" svg:y1="4.258cm" svg:x2="15.96cm" svg:y2="4.758cm">
      <text:p/>
     </draw:line><draw:line draw:style-name="gr17" draw:text-style-name="P14" svg:x1="14.96cm" svg:y1="4.258cm" svg:x2="15.96cm" svg:y2="4.258cm">
      <text:p/>
     </draw:line><draw:line draw:style-name="gr18" draw:text-style-name="P14" svg:x1="14.96cm" svg:y1="4.758cm" svg:x2="15.96cm" svg:y2="4.758cm">
      <text:p/>
     </draw:line><draw:line draw:style-name="gr19" draw:text-style-name="P14" svg:x1="15.96cm" svg:y1="4.258cm" svg:x2="15.96cm" svg:y2="4.758cm">
      <text:p/>
     </draw:line><draw:line draw:style-name="gr20" draw:text-style-name="P14" svg:x1="15.96cm" svg:y1="4.258cm" svg:x2="15.96cm" svg:y2="4.758cm">
      <text:p/>
     </draw:line><draw:line draw:style-name="gr21" draw:text-style-name="P14" svg:x1="14.96cm" svg:y1="4.258cm" svg:x2="14.96cm" svg:y2="4.758cm">
      <text:p/>
     </draw:line><draw:line draw:style-name="gr22" draw:text-style-name="P14" svg:x1="15.461cm" svg:y1="3.757cm" svg:x2="15.461cm" svg:y2="4.257cm">
      <text:p/>
     </draw:line><draw:line draw:style-name="gr23" draw:text-style-name="P14" svg:x1="14.46cm" svg:y1="3.757cm" svg:x2="15.46cm" svg:y2="3.757cm">
      <text:p/>
     </draw:line><draw:line draw:style-name="gr24" draw:text-style-name="P14" svg:x1="14.46cm" svg:y1="3.757cm" svg:x2="14.46cm" svg:y2="4.257cm">
      <text:p/>
     </draw:line><draw:line draw:style-name="gr25" draw:text-style-name="P14" svg:x1="14.46cm" svg:y1="4.007cm" svg:x2="14.46cm" svg:y2="4.507cm">
      <text:p/>
     </draw:line><draw:line draw:style-name="gr26" draw:text-style-name="P14" svg:x1="13.46cm" svg:y1="4.507cm" svg:x2="14.46cm" svg:y2="4.507cm">
      <text:p/>
     </draw:line><draw:line draw:style-name="gr27" draw:text-style-name="P14" svg:x1="12.96cm" svg:y1="4.258cm" svg:x2="12.96cm" svg:y2="4.758cm">
      <text:p/>
     </draw:line><draw:line draw:style-name="gr28" draw:text-style-name="P14" svg:x1="11.96cm" svg:y1="4.258cm" svg:x2="12.96cm" svg:y2="4.258cm">
      <text:p/>
     </draw:line><draw:line draw:style-name="gr29" draw:text-style-name="P14" svg:x1="11.96cm" svg:y1="4.758cm" svg:x2="12.96cm" svg:y2="4.758cm">
      <text:p/>
     </draw:line><draw:line draw:style-name="gr30" draw:text-style-name="P14" svg:x1="12.96cm" svg:y1="4.258cm" svg:x2="12.96cm" svg:y2="4.758cm">
      <text:p/>
     </draw:line><draw:line draw:style-name="gr31" draw:text-style-name="P14" svg:x1="12.96cm" svg:y1="4.258cm" svg:x2="12.96cm" svg:y2="4.758cm">
      <text:p/>
     </draw:line><draw:line draw:style-name="gr32" draw:text-style-name="P14" svg:x1="11.96cm" svg:y1="4.258cm" svg:x2="11.96cm" svg:y2="4.758cm">
      <text:p/>
     </draw:line><draw:line draw:style-name="gr33" draw:text-style-name="P14" svg:x1="13.46cm" svg:y1="4.507cm" svg:x2="12.96cm" svg:y2="4.507cm">
      <text:p/>
     </draw:line><draw:custom-shape draw:style-name="gr34" draw:text-style-name="P14" svg:width="0.101cm" svg:height="0.1cm" svg:x="13.46cm" svg:y="4.459cm">
      <text:p/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</draw:custom-shape><draw:line draw:style-name="gr35" draw:text-style-name="P14" svg:x1="13.46cm" svg:y1="4.507cm" svg:x2="13.46cm" svg:y2="5.507cm">
      <text:p/>
     </draw:line><draw:custom-shape draw:style-name="gr36" draw:text-style-name="P14" svg:width="1.001cm" svg:height="1.001cm" svg:x="11.959cm" svg:y="5.007cm">
      <text:p/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</draw:custom-shape><draw:frame draw:style-name="gr37" draw:text-style-name="P16" svg:width="0.929cm" svg:height="0.983cm" svg:x="12.035cm" svg:y="5.108cm">
      <draw:text-box>
       <text:p text:style-name="P15"><text:span text:style-name="T8">V</text:span></text:p>
      </draw:text-box>
     </draw:frame><draw:line draw:style-name="gr38" draw:text-style-name="P14" svg:x1="13.46cm" svg:y1="5.507cm" svg:x2="12.96cm" svg:y2="5.507cm">
      <text:p/>
     </draw:line><draw:line draw:style-name="gr39" draw:text-style-name="P14" svg:x1="11.96cm" svg:y1="5.507cm" svg:x2="11.46cm" svg:y2="5.507cm">
      <text:p/>
     </draw:line><draw:line draw:style-name="gr40" draw:text-style-name="P14" svg:x1="11.96cm" svg:y1="4.507cm" svg:x2="11.46cm" svg:y2="4.507cm">
      <text:p/>
     </draw:line><draw:custom-shape draw:style-name="gr41" draw:text-style-name="P14" svg:width="0.101cm" svg:height="0.1cm" svg:x="11.46cm" svg:y="4.459cm">
      <text:p/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</draw:custom-shape>
    </draw:g>Приборы и материалы:<text:span text:style-name="T3"> источник питания, проводник, амперметр, вольтметр, реостат, ключ, соединительные провода.</text:span></text:p>
      <text:p text:style-name="P12">Ход работы:</text:p>
      <text:list xml:id="list36373981" text:style-name="L2">
        <text:list-item>
          <text:p text:style-name="P8">Собираем цепь, позволяющую определить сопротивление проводника.</text:p>
        </text:list-item>
      </text:list>
      <text:list xml:id="list36382997" text:style-name="L3">
        <text:list-header>
          <text:p text:style-name="P9"/>
        </text:list-header>
        <text:list-item>
          <text:p text:style-name="P13"><text:span text:style-name="T1">Измеряем силу тока</text:span><text:span text:style-name="T1"><draw:frame draw:style-name="fr1" draw:name="Объект1" text:anchor-type="as-char" svg:width="0.963cm" svg:height="0.529cm" draw:z-index="1"><draw:object xlink:href="./Object 2" xlink:type="simple" xlink:show="embed" xlink:actuate="onLoad"/><draw:image xlink:href="./ObjectReplacements/Object 2" xlink:type="simple" xlink:show="embed" xlink:actuate="onLoad"/>
       </draw:frame></text:span><text:span text:style-name="T1">и напряжение на проводнике</text:span><text:span text:style-name="T1"><draw:frame draw:style-name="fr1" draw:name="Объект2" text:anchor-type="as-char" svg:width="1.102cm" svg:height="0.531cm" draw:z-index="2"><draw:object xlink:href="./Object 3" xlink:type="simple" xlink:show="embed" xlink:actuate="onLoad"/><draw:image xlink:href="./ObjectReplacements/Object 3" xlink:type="simple" xlink:show="embed" xlink:actuate="onLoad"/>
       </draw:frame></text:span><text:span text:style-name="T1">для трех положений реостата.</text:span></text:p>
          <text:p text:style-name="P9">Вычисляем сопротивления проводника в каждом случае, используя закон Ома.</text:p>
          <text:p text:style-name="P9"><draw:frame draw:style-name="fr1" draw:name="Объект3" text:anchor-type="as-char" svg:width="5.128cm" svg:height="1.125cm" draw:z-index="0"><draw:object xlink:href="./Object 1" xlink:type="simple" xlink:show="embed" xlink:actuate="onLoad"/><draw:image xlink:href="./ObjectReplacements/Object 1" xlink:type="simple" xlink:show="embed" xlink:actuate="onLoad"/>
       <svg:desc>формула</svg:desc>
      </draw:frame></text:p>
        </text:list-item>
        <text:list-item>
          <text:p text:style-name="P9">Определяем среднее значение сопротивления.</text:p>
          <text:p text:style-name="P9"><draw:frame draw:style-name="fr1" draw:name="Объект4" text:anchor-type="as-char" svg:width="3.175cm" svg:height="1.062cm" draw:z-index="3"><draw:object xlink:href="./Object 4" xlink:type="simple" xlink:show="embed" xlink:actuate="onLoad"/><draw:image xlink:href="./ObjectReplacements/Object 4" xlink:type="simple" xlink:show="embed" xlink:actuate="onLoad"/>
       <svg:desc>формула</svg:desc>
      </draw:frame></text:p>
        </text:list-item>
      </text:list>
      <text:p text:style-name="P3"><text:span text:style-name="T2">Вывод: </text:span>сопротивление проводника R постоянно и не зависит от силы тока I или напряжения U в цепи.</text:p>
      <text:p text:style-name="P3"/>
      <text:p text:style-name="P4">Задача на уравнение теплового баланса с расчетом КПД</text:p>
      <text:p text:style-name="P12">Уравнение теплового баланса</text:p>
      <text:p text:style-name="P5"><text:span text:style-name="T4">Если тела образуют замкнутую систему и между ними происходит только теплообмен, то <text:s text:c="2"/>алгебраическая сумма полученных Q</text:span><text:span text:style-name="T5">n</text:span><text:span text:style-name="T4">и отданных Q</text:span><text:span text:style-name="T5">0</text:span><text:bookmark text:name="_GoBack"/><text:span text:style-name="T5"> </text:span><text:span text:style-name="T4">энергий равна нулю:</text:span><text:span text:style-name="T6"><draw:frame draw:style-name="fr1" draw:name="Объект5" text:anchor-type="as-char" svg:width="2.028cm" svg:height="0.529cm" draw:z-index="4"><draw:object xlink:href="./Object 5" xlink:type="simple" xlink:show="embed" xlink:actuate="onLoad"/><draw:image xlink:href="./ObjectReplacements/Object 5" xlink:type="simple" xlink:show="embed" xlink:actuate="onLoad"/>
      <svg:desc>формула</svg:desc>
     </draw:frame></text:span></text:p>
      <text:p text:style-name="P10"><draw:frame draw:style-name="fr1" draw:name="Объект7" text:anchor-type="as-char" svg:width="1.85cm" svg:height="0.529cm" draw:z-index="6"><draw:object xlink:href="./Object 7" xlink:type="simple" xlink:show="embed" xlink:actuate="onLoad"/><draw:image xlink:href="./ObjectReplacements/Object 7" xlink:type="simple" xlink:show="embed" xlink:actuate="onLoad"/>
    </draw:frame></text:p>
      <text:p text:style-name="P5"><text:s/><draw:frame draw:style-name="fr1" draw:name="Объект6" text:anchor-type="as-char" svg:width="14.104cm" svg:height="2.776cm" draw:z-index="5"><draw:object xlink:href="./Object 6" xlink:type="simple" xlink:show="embed" xlink:actuate="onLoad"/><draw:image xlink:href="./ObjectReplacements/Object 6" xlink:type="simple" xlink:show="embed" xlink:actuate="onLoad"/>
    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TimesNewRomanPS-BoldMT" svg:font-family="TimesNewRomanPS-BoldMT" style:font-family-generic="system" style:font-pitch="variable"/>
    <style:font-face style:name="TimesNewRomanPSMT" svg:font-family="TimesNewRomanPSMT" style:font-family-generic="system" style:font-pitch="variable"/>
  </office:font-face-decls>
  <office:styles>
    <draw:marker draw:name="Стили_20_стрелок_20_1" draw:display-name="Стили стрелок 1" svg:viewBox="0 0 1122 2243" svg:d="m0 2108v17 17l12 42 30 34 38 21 43 4 29-8 30-21 25-26 13-34 343-1532 339 1520 13 42 29 34 39 21 42 4 42-12 34-30 21-42v-39-12l-4 4-440-1998-9-42-25-39-38-25-43-8-42 8-38 25-26 39-8 42z"/>
    <draw:marker draw:name="Стили_20_стрелок_20_3" draw:display-name="Стили стрелок 3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9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5-12T20:43:45.54</meta:creation-date>
    <dc:date>2016-06-03T09:35:59.99</dc:date>
    <meta:editing-duration>P1DT10H33M51S</meta:editing-duration>
    <meta:editing-cycles>3</meta:editing-cycles>
    <meta:generator>OpenOffice.org/3.3$Win32 OpenOffice.org_project/330m20$Build-9567</meta:generator>
    <meta:document-statistic meta:table-count="0" meta:image-count="0" meta:object-count="8" meta:page-count="1" meta:paragraph-count="20" meta:word-count="137" meta:character-count="1068"/>
  </office:meta>
</office:document-meta>
</file>

<file path=Object 1/content.xml><?xml version="1.0" encoding="utf-8"?>
<math xmlns="http://www.w3.org/1998/Math/MathML">
  <semantics>
    <mrow>
      <mrow>
        <msub>
          <mi>R</mi>
          <mn>1</mn>
        </msub>
        <mo stretchy="false">=</mo>
        <mfrac>
          <msub>
            <mi>U</mi>
            <mn>1</mn>
          </msub>
          <msub>
            <mi>I</mi>
            <mn>1</mn>
          </msub>
        </mfrac>
      </mrow>
      <mi/>
      <mrow>
        <msub>
          <mi>R</mi>
          <mn>2</mn>
        </msub>
        <mo stretchy="false">=</mo>
        <mfrac>
          <msub>
            <mi>U</mi>
            <mn>2</mn>
          </msub>
          <msub>
            <mi>I</mi>
            <mn>2</mn>
          </msub>
        </mfrac>
      </mrow>
      <mi/>
      <mrow>
        <msub>
          <mi>R</mi>
          <mn>3</mn>
        </msub>
        <mo stretchy="false">=</mo>
        <mfrac>
          <msub>
            <mi>U</mi>
            <mn>3</mn>
          </msub>
          <msub>
            <mi>I</mi>
            <mn>3</mn>
          </msub>
        </mfrac>
      </mrow>
    </mrow>
    <annotation encoding="StarMath 5.0">R_1 = U_1 over I_1 ~~R_2 = U_2 over I_2 ~~R_3 = U_3 over I_3</annotation>
  </semantics>
</math>
</file>

<file path=Object 2/content.xml><?xml version="1.0" encoding="utf-8"?>
<math xmlns="http://www.w3.org/1998/Math/MathML">
  <semantics>
    <msub>
      <mi>I</mi>
      <mrow>
        <mn>1,2</mn>
        <mn>,3</mn>
      </mrow>
    </msub>
    <annotation encoding="StarMath 5.0">I_{1,2,3}</annotation>
  </semantics>
</math>
</file>

<file path=Object 3/content.xml><?xml version="1.0" encoding="utf-8"?>
<math xmlns="http://www.w3.org/1998/Math/MathML">
  <semantics>
    <msub>
      <mi>U</mi>
      <mrow>
        <mn>1,2</mn>
        <mn>,3</mn>
      </mrow>
    </msub>
    <annotation encoding="StarMath 5.0">U_{1,2,3}</annotation>
  </semantics>
</math>
</file>

<file path=Object 4/content.xml><?xml version="1.0" encoding="utf-8"?>
<math xmlns="http://www.w3.org/1998/Math/MathML">
  <semantics>
    <mrow>
      <msub>
        <mi>R</mi>
        <mi mathvariant="italic">cр</mi>
      </msub>
      <mo stretchy="false">=</mo>
      <mfrac>
        <mrow>
          <mrow>
            <msub>
              <mi>R</mi>
              <mn>1</mn>
            </msub>
            <mo stretchy="false">+</mo>
            <msub>
              <mi>R</mi>
              <mn>2</mn>
            </msub>
          </mrow>
          <mo stretchy="false">+</mo>
          <msub>
            <mi>R</mi>
            <mn>3</mn>
          </msub>
        </mrow>
        <mn>3</mn>
      </mfrac>
    </mrow>
    <annotation encoding="StarMath 5.0">alignl  R_cр ={R_1 +R_2 +R_3} over {alignc  3}</annotation>
  </semantics>
</math>
</file>

<file path=Object 5/content.xml><?xml version="1.0" encoding="utf-8"?>
<math xmlns="http://www.w3.org/1998/Math/MathML">
  <semantics>
    <mrow>
      <mrow>
        <msub>
          <mtext>Q</mtext>
          <mi>п</mi>
        </msub>
        <mo stretchy="false">+</mo>
        <msub>
          <mtext>Q</mtext>
          <mi>o</mi>
        </msub>
      </mrow>
      <mo stretchy="false">=</mo>
      <mn>0</mn>
    </mrow>
    <annotation encoding="StarMath 5.0">"Q"_п +"Q"_o =0</annotation>
  </semantics>
</math>
</file>

<file path=Object 6/content.xml><?xml version="1.0" encoding="utf-8"?>
<math xmlns="http://www.w3.org/1998/Math/MathML">
  <semantics>
    <mtable>
      <mtr>
        <mtd>
          <mrow>
            <mrow>
              <mo stretchy="false">η</mo>
              <mo stretchy="false">=</mo>
              <mrow>
                <mfrac>
                  <msub>
                    <mtext>Q</mtext>
                    <mi mathvariant="italic">пол</mi>
                  </msub>
                  <msub>
                    <mtext>Q</mtext>
                    <mi mathvariant="italic">от</mi>
                  </msub>
                </mfrac>
                <mo stretchy="false">⋅</mo>
                <mn>100</mn>
              </mrow>
            </mrow>
            <mtext>%</mtext>
          </mrow>
        </mtd>
      </mtr>
      <mtr>
        <mtd>
          <mrow>
            <mrow>
              <msub>
                <mtext>Q</mtext>
                <mi>н</mi>
              </msub>
              <mo stretchy="false">=</mo>
              <mi mathvariant="italic">cm</mi>
            </mrow>
            <mstyle mathsize="8pt">
              <mrow>
                <mo stretchy="false">Δ</mo>
              </mrow>
            </mstyle>
            <mi>t</mi>
            <mi>,</mi>
            <mi/>
            <mstyle mathsize="11pt">
              <mrow>
                <mrow>
                  <mrow>
                    <mi>c</mi>
                    <mo stretchy="false">−</mo>
                    <mi mathvariant="italic">удельная</mi>
                  </mrow>
                  <mi/>
                  <mi mathvariant="italic">теплоемкость</mi>
                  <mi>,</mi>
                  <mrow>
                    <mi>m</mi>
                    <mo stretchy="false">−</mo>
                    <mi mathvariant="italic">масса</mi>
                  </mrow>
                  <mi>,</mi>
                  <mstyle mathsize="8pt">
                    <mrow>
                      <mo stretchy="false">Δ</mo>
                    </mrow>
                  </mstyle>
                  <mrow>
                    <mi>t</mi>
                    <mo stretchy="false">−</mo>
                    <mi mathvariant="italic">изменение</mi>
                  </mrow>
                  <mi/>
                  <mi mathvariant="italic">температуры</mi>
                </mrow>
              </mrow>
            </mstyle>
          </mrow>
        </mtd>
      </mtr>
      <mtr>
        <mtd>
          <mrow>
            <mrow>
              <msub>
                <mtext>Q</mtext>
                <mi mathvariant="italic">пл</mi>
              </msub>
              <mo stretchy="false">=</mo>
              <mo stretchy="false">λ</mo>
            </mrow>
            <mi>m</mi>
            <mi>,</mi>
            <mi/>
            <mstyle mathsize="11pt">
              <mrow>
                <mrow>
                  <mrow>
                    <mo stretchy="false">λ</mo>
                    <mo stretchy="false">−</mo>
                    <mi mathvariant="italic">удельная</mi>
                  </mrow>
                  <mi/>
                  <mi mathvariant="italic">теплота</mi>
                  <mi/>
                  <mi mathvariant="italic">плавления</mi>
                  <mi>,</mi>
                  <mrow>
                    <mi>m</mi>
                    <mo stretchy="false">−</mo>
                    <mi mathvariant="italic">масса</mi>
                  </mrow>
                </mrow>
              </mrow>
            </mstyle>
          </mrow>
        </mtd>
      </mtr>
      <mtr>
        <mtd>
          <mrow>
            <mrow>
              <msub>
                <mtext>Q</mtext>
                <mi mathvariant="italic">пар</mi>
              </msub>
              <mo stretchy="false">=</mo>
              <mi>L</mi>
            </mrow>
            <mi>m</mi>
            <mi>,</mi>
            <mi/>
            <mstyle mathsize="11pt">
              <mrow>
                <mrow>
                  <mrow>
                    <mi>L</mi>
                    <mo stretchy="false">−</mo>
                    <mi mathvariant="italic">удельная</mi>
                  </mrow>
                  <mi/>
                  <mi mathvariant="italic">теплота</mi>
                  <mi/>
                  <mi mathvariant="italic">парообразования</mi>
                  <mi>,</mi>
                  <mrow>
                    <mi>m</mi>
                    <mo stretchy="false">−</mo>
                    <mi mathvariant="italic">масса</mi>
                  </mrow>
                </mrow>
              </mrow>
            </mstyle>
          </mrow>
        </mtd>
      </mtr>
    </mtable>
    <annotation encoding="StarMath 5.0">alignl %ieta ="Q"_пол over "Q"_от cdot 100 "%" Newline
alignl "Q" _н = cm size 8 {%iDELTA}t,~~size 11{c - удельная` теплоемкость,m - масса,size 8 {%iDELTA}t - изменение `температуры }newline
alignl "Q" _пл = %ilambda m,~~size 11{%ilambda  - удельная` теплота` плавления,m - масса} newline
alignl "Q" _пар = L m,~~size 11{L  - удельная` теплота` парообразования, m - масса}</annotation>
  </semantics>
</math>
</file>

<file path=Object 7/content.xml><?xml version="1.0" encoding="utf-8"?>
<math xmlns="http://www.w3.org/1998/Math/MathML">
  <semantics>
    <mrow>
      <mrow>
        <msub>
          <mtext>Q</mtext>
          <mi>о</mi>
        </msub>
        <mo stretchy="false">⋅</mo>
        <mo stretchy="false">η</mo>
      </mrow>
      <mo stretchy="false">=</mo>
      <msub>
        <mtext>Q</mtext>
        <mi>п</mi>
      </msub>
    </mrow>
    <annotation encoding="StarMath 5.0">"Q"_о cdot %ieta ="Q"_п</annotation>
  </semantics>
</math>
</file>

<file path=Object 8/content.xml><?xml version="1.0" encoding="utf-8"?>
<math xmlns="http://www.w3.org/1998/Math/MathML">
  <semantics>
    <mrow>
      <mi>R</mi>
      <mi>,</mi>
      <mi/>
      <mrow>
        <mrow>
          <mo stretchy="false">[</mo>
          <mi>R</mi>
          <mo stretchy="false">]</mo>
        </mrow>
        <mo stretchy="false">=</mo>
        <mi mathvariant="italic">Ом</mi>
      </mrow>
    </mrow>
    <annotation encoding="StarMath 5.0">R, ~[R] =Ом</annotation>
  </semantics>
</math>
</file>